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4681in" fo:margin-left="-0.6042in" fo:break-before="auto" fo:break-after="auto" table:align="left"/>
    </style:style>
    <style:style style:name="Table1.A" style:family="table-column">
      <style:table-column-properties style:column-width="3.4681in"/>
    </style:style>
    <style:style style:name="Table1.1" style:family="table-row">
      <style:table-row-properties style:min-row-height="0.004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language="es" fo:country="EC"/>
    </style:style>
    <style:style style:name="P2" style:family="paragraph" style:parent-style-name="Table_20_Contents">
      <style:paragraph-properties fo:text-align="center" style:justify-single-word="false"/>
      <style:text-properties fo:font-size="11pt" fo:language="es" fo:country="EC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1pt" fo:language="es" fo:country="EC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Courier New" fo:font-size="6pt" fo:language="es" fo:country="EC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fo:language="es" fo:country="EC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break-before="auto" fo:break-after="auto"/>
      <style:text-properties fo:language="es" fo:country="EC" style:text-underline-style="solid" style:text-underline-width="auto" style:text-underline-color="font-color"/>
    </style:style>
    <style:style style:name="P7" style:family="paragraph" style:parent-style-name="Table_20_Contents">
      <style:paragraph-properties fo:text-align="start" style:justify-single-word="false"/>
      <style:text-properties fo:font-size="11pt" fo:language="es" fo:country="EC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1" draw:name="image: asimage(user.company_id.logo)" text:anchor-type="as-char" svg:y="-0.3311in" svg:width="0.9839in" svg:height="0.252in" draw:z-index="0"><draw:text-box><text:p text:style-name="Frame_20_contents"/></draw:text-box></draw:frame></text:p>
            <text:p text:style-name="P5"><text:text-input text:description="&lt;user.company_id.name&gt;">Nombre Empresa</text:text-input></text:p>
            <text:p text:style-name="P2"/>
            <text:p text:style-name="P3">FECHA: <text:span text:style-name="T1"><text:text-input text:description="&lt;convert_datetime_to_ECT(o.date_open)[:10]&gt;">&lt;convert_datetime_to_ECT(o.date_open)[:10]&gt;</text:text-input></text:span></text:p>
            <text:p text:style-name="P3">HORA: <text:span text:style-name="T1"><text:text-input text:description="&lt;convert_datetime_to_ECT(o.date_open)[10:]&gt;">&lt;convert_datetime_to_ECT(o.date_open)[10:]&gt;</text:text-input></text:span></text:p>
            <text:p text:style-name="P3">No. TRAMITE: <text:span text:style-name="T1"><text:text-input text:description="&lt;o.name&gt;">&lt;o.name&gt;</text:text-input></text:span></text:p>
            <text:p text:style-name="P3">RECIBIDO POR: <text:span text:style-name="T1"><text:text-input text:description="&lt;o.user_id.name&gt;">&lt;o.user_id.name&gt;</text:text-input></text:span></text:p>
          </table:table-cell>
        </table:table-row>
      </table:table>
      <text:p text:style-name="Text_20_body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346in" fo:margin-bottom="0.9689in" fo:margin-left="0.6043in" fo:margin-right="0.781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iguel</meta:initial-creator>
    <meta:creation-date>2015-06-04T10:26:19</meta:creation-date>
    <dc:date>2017-02-10T23:20:53</dc:date>
    <dc:creator>Santi </dc:creator>
    <meta:editing-duration>PT8H58M19S</meta:editing-duration>
    <meta:editing-cycles>123</meta:editing-cycles>
    <meta:generator>LibreOffice/3.5$Linux_X86_64 LibreOffice_project/350m1$Build-2</meta:generator>
    <meta:document-statistic meta:table-count="1" meta:image-count="0" meta:object-count="0" meta:page-count="1" meta:paragraph-count="6" meta:word-count="12" meta:character-count="105" meta:non-whitespace-character-count="97"/>
  </office:meta>
</office:document-meta>
</file>